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text-properties officeooo:rsid="000df992" officeooo:paragraph-rsid="000df992"/>
    </style:style>
    <style:style style:name="P2" style:family="paragraph" style:parent-style-name="Heading_20_3">
      <style:text-properties officeooo:rsid="000edc25" officeooo:paragraph-rsid="000edc25"/>
    </style:style>
    <style:style style:name="P3" style:family="paragraph" style:parent-style-name="Text_20_body">
      <style:paragraph-properties fo:text-align="start" style:justify-single-word="false"/>
      <style:text-properties fo:font-size="24pt" officeooo:rsid="000df992" officeooo:paragraph-rsid="000df992" style:font-size-asian="24pt" style:font-size-complex="24pt"/>
    </style:style>
    <style:style style:name="P4" style:family="paragraph" style:parent-style-name="Text_20_body">
      <style:text-properties officeooo:rsid="000df992" officeooo:paragraph-rsid="000df992"/>
    </style:style>
    <style:style style:name="P5" style:family="paragraph" style:parent-style-name="Text_20_body">
      <style:text-properties officeooo:paragraph-rsid="000df992"/>
    </style:style>
    <style:style style:name="P6" style:family="paragraph" style:parent-style-name="Text_20_body">
      <style:text-properties officeooo:rsid="000edc25" officeooo:paragraph-rsid="000edc25"/>
    </style:style>
    <style:style style:name="P7" style:family="paragraph" style:parent-style-name="Text_20_body">
      <style:text-properties officeooo:paragraph-rsid="000edc25"/>
    </style:style>
    <style:style style:name="P8" style:family="paragraph" style:parent-style-name="Title">
      <style:paragraph-properties fo:text-align="start" style:justify-single-word="false"/>
      <style:text-properties fo:font-size="24pt" officeooo:rsid="000df992" officeooo:paragraph-rsid="000df992" style:font-size-asian="24pt" style:font-size-complex="24pt"/>
    </style:style>
    <style:style style:name="T1" style:family="text">
      <style:text-properties officeooo:rsid="000df9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Premios recibidos por David Tennant</text:p>
      <text:p text:style-name="P3"/>
      <text:h text:style-name="Heading_20_1" text:outline-level="1">Sobre el <text:span text:style-name="T1">Dataset</text:span></text:h>
      <text:h text:style-name="P1" text:outline-level="3">Contexto</text:h>
      <text:p text:style-name="P4"/>
      <text:p text:style-name="P4">Dataset con los premios que ha recibido el actor escocés David Tennant a lo largo de su carrera. Procedente de web scraping de Wikipedia (es) realizado el 7 de noviembre de 2023.</text:p>
      <text:p text:style-name="P4"/>
      <text:h text:style-name="P1" text:outline-level="3">Contenido</text:h>
      <text:p text:style-name="P5"/>
      <text:p text:style-name="P4">39 filas y 5 columnas</text:p>
      <text:p text:style-name="P4">Descripción de las columnas:</text:p>
      <text:p text:style-name="P4">Año: Indica el año en que el actor recibió el premio o nominación</text:p>
      <text:p text:style-name="P4">Trabajo: Indica la serie o película por la que ha recibido la nominación</text:p>
      <text:p text:style-name="P4">Premio: Indica el nombre del premio, suele contener la organización que lo otorga.(Ejemplo: Royal Television Society Programme Award)</text:p>
      <text:p text:style-name="P4">Categoría: Indica en qué categoría del premio se recibió la norminación (Ejemplo: Mejor Actor) </text:p>
      <text:p text:style-name="P4">Resultado: Valores ‘Nominado’ o ‘Ganador en función’ de si ganó el premio o quedó entre los nominados no ganadores.</text:p>
      <text:p text:style-name="P4"/>
      <text:h text:style-name="P2" text:outline-level="3">Fuente</text:h>
      <text:p text:style-name="P7"/>
      <text:p text:style-name="P7"><text:a xlink:type="simple" xlink:href="https://es.wikipedia.org/wiki/David_Tennant" text:style-name="Internet_20_link" text:visited-style-name="Visited_20_Internet_20_Link">https://es.wikipedia.org/wiki/David_Tennant</text:a>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07T10:30:57.029000000</meta:creation-date>
    <dc:date>2023-11-07T10:44:39.667000000</dc:date>
    <meta:editing-duration>PT3M2S</meta:editing-duration>
    <meta:editing-cycles>1</meta:editing-cycles>
    <meta:document-statistic meta:table-count="0" meta:image-count="0" meta:object-count="0" meta:page-count="1" meta:paragraph-count="14" meta:word-count="130" meta:character-count="824" meta:non-whitespace-character-count="707"/>
    <meta:generator>LibreOffice/7.0.3.1$Windows_X86_64 LibreOffice_project/d7547858d014d4cf69878db179d326fc3483e082</meta:generator>
  </office:meta>
</office:document-meta>
</file>